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nar@dinar-VirtualBox:~$ mkdir attest_main</text:p>
      <text:p text:style-name="Standard">dinar@dinar-VirtualBox:~$ cd attest_main/ <text:s/>//<text:span text:style-name="T1">делаем и переходим в отдельную дирректорию</text:span></text:p>
      <text:p text:style-name="Standard"><text:span text:style-name="T1"/></text:p>
      <text:p text:style-name="Standard"><text:span text:style-name="T1"/></text:p>
      <text:p text:style-name="Standard"><text:span text:style-name="T1">1</text:span></text:p>
      <text:p text:style-name="Standard">dinar@dinar-VirtualBox:~/attest_main$ cat &gt;home_pets</text:p>
      <text:p text:style-name="Standard">cat Tucha</text:p>
      <text:p text:style-name="Standard">dog Bob</text:p>
      <text:p text:style-name="Standard">hamster Homa <text:s/>//<text:span text:style-name="T1">создали файл с домашними животными</text:span></text:p>
      <text:p text:style-name="Standard"/>
      <text:p text:style-name="Standard">dinar@dinar-VirtualBox:~/attest_main$ cat &gt;pack_animal</text:p>
      <text:p text:style-name="Standard">horse Molly</text:p>
      <text:p text:style-name="Standard">camel Pol</text:p>
      <text:p text:style-name="Standard">donkey Ia //<text:span text:style-name="T1">создали файл с вьючными животными</text:span></text:p>
      <text:p text:style-name="Standard"/>
      <text:p text:style-name="Standard">dinar@dinar-VirtualBox:~/attest_main$ cat pack_animal </text:p>
      <text:p text:style-name="Standard">horse Molly</text:p>
      <text:p text:style-name="Standard">camel Pol</text:p>
      <text:p text:style-name="Standard">donkey Ia</text:p>
      <text:p text:style-name="Standard">dinar@dinar-VirtualBox:~/attest_main$ cat home_pets </text:p>
      <text:p text:style-name="Standard">cat Tucha</text:p>
      <text:p text:style-name="Standard">dog Bob</text:p>
      <text:p text:style-name="Standard">hamster Homa //<text:span text:style-name="T1">посмотрели содержимое файлов</text:span></text:p>
      <text:p text:style-name="Standard"><text:span text:style-name="T1"/></text:p>
      <text:p text:style-name="Standard"><text:span text:style-name="T1">dinar@dinar-VirtualBox:~/attest_main$ cat home_pets pack_animal &gt; human_friends</text:span></text:p>
      <text:p text:style-name="Standard"><text:span text:style-name="T1">dinar@dinar-VirtualBox:~/attest_main$ cat human_friends </text:span></text:p>
      <text:p text:style-name="Standard"><text:span text:style-name="T1">cat Tucha</text:span></text:p>
      <text:p text:style-name="Standard"><text:span text:style-name="T1">dog Bob</text:span></text:p>
      <text:p text:style-name="Standard"><text:span text:style-name="T1">hamster Homa</text:span></text:p>
      <text:p text:style-name="Standard"><text:span text:style-name="T1">horse Molly</text:span></text:p>
      <text:p text:style-name="Standard"><text:span text:style-name="T1">camel Pol</text:span></text:p>
      <text:p text:style-name="Standard"><text:span text:style-name="T1">donkey Ia <text:s/>//объединение файлов в файл </text:span><text:span text:style-name="T2">«human_friends»</text:span></text:p>
      <text:p text:style-name="Standard"><text:span text:style-name="T2"/></text:p>
      <text:p text:style-name="Standard"><text:span text:style-name="T2"/></text:p>
      <text:p text:style-name="P1">2</text:p>
      <text:p text:style-name="Standard"><text:span text:style-name="T2">dinar@dinar-VirtualBox:~/attest_main$ mkdir newdir</text:span></text:p>
      <text:p text:style-name="Standard"><text:span text:style-name="T2">dinar@dinar-VirtualBox:~/attest_main$ mv human_friends newdir/ //</text:span><text:span text:style-name="T1">создание новой дирректории и перемещение туда фала </text:span><text:span text:style-name="T2">«human_friends»</text:span></text:p>
      <text:p text:style-name="Standard"><text:span text:style-name="T2"/></text:p>
      <text:p text:style-name="P1">3</text:p>
      <text:p text:style-name="P1">dinar@dinar-VirtualBox:~/attest_main$ sudo apt update</text:p>
      <text:p text:style-name="P1">dinar@dinar-VirtualBox:~/attest_main$ sudo apt install mysql-server</text:p>
      <text:p text:style-name="P1"/>
      <text:p text:style-name="P1">dinar@dinar-VirtualBox:~/attest_main$ sudo systemctl status mysql</text:p>
      <text:p text:style-name="P1">● mysql.service - MySQL Community Server</text:p>
      <text:p text:style-name="P1"><text:s text:c="5"/>Loaded: loaded (/usr/lib/systemd/system/mysql.service; enabled; preset: en&gt;</text:p>
      <text:p text:style-name="P1"><text:s text:c="5"/>Active: active (running) since Mon 2024-09-16 20:13:17 +05; 2min 4s ago</text:p>
      <text:p text:style-name="P1"><text:s text:c="4"/>Process: 18931 ExecStartPre=/usr/share/mysql/mysql-systemd-start pre (code=&gt;</text:p>
      <text:p text:style-name="P1"><text:s text:c="3"/>Main PID: 18940 (mysqld)</text:p>
      <text:p text:style-name="P1"><text:s text:c="5"/>Status: "Server is operational"</text:p>
      <text:p text:style-name="P1"><text:s text:c="6"/>Tasks: 37 (limit: 7154)</text:p>
      <text:p text:style-name="P1"><text:s text:c="5"/>Memory: 365.4M (peak: 379.7M)</text:p>
      <text:p text:style-name="P1"><text:soft-page-break/><text:s text:c="8"/>CPU: 1.123s</text:p>
      <text:p text:style-name="P1"><text:s text:c="5"/>CGroup: /system.slice/mysql.service</text:p>
      <text:p text:style-name="P1"><text:s text:c="13"/>└─18940 /usr/sbin/mysqld</text:p>
      <text:p text:style-name="P1"/>
      <text:p text:style-name="P1">сен 16 20:13:16 dinar-VirtualBox systemd[1]: Starting mysql.service - MySQL Com&gt;</text:p>
      <text:p text:style-name="P1">сен 16 20:13:17 dinar-VirtualBox systemd[1]: Started mysql.service - MySQL Comm&gt;</text:p>
      <text:p text:style-name="P1">lines 1-14/14 (END)</text:p>
      <text:p text:style-name="P1"/>
      <text:p text:style-name="P1">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28S</meta:editing-duration>
    <meta:editing-cycles>9</meta:editing-cycles>
    <meta:generator>OpenOffice/4.1.13$Win32 OpenOffice.org_project/4113m1$Build-9810</meta:generator>
    <dc:date>2024-09-16T20:15:45.30</dc:date>
    <meta:document-statistic meta:table-count="0" meta:image-count="0" meta:object-count="0" meta:page-count="2" meta:paragraph-count="49" meta:word-count="194" meta:character-count="1845"/>
    <meta:user-defined meta:name="Info 1"/>
    <meta:user-defined meta:name="Info 2"/>
    <meta:user-defined meta:name="Info 3"/>
    <meta:user-defined meta:name="Info 4"/>
  </office:meta>
</office:document-meta>
</file>